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2.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report-Are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ConditionalsBoundary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hanged conditional boundar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+ y <text:s/>→ <text:s/>x -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Math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x * y <text:s/>→ <text:s/>x / y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10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surfaceAreaCone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if (cond) <text:s/>→ <text:s/>if (!cond)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M011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PrimitiveReturnsMutator</text:p>
          </table:table-cell>
          <table:table-cell office:value-type="string" calcext:value-type="string">
            <text:p>Arithmetic</text:p>
          </table:table-cell>
          <table:table-cell office:value-type="string" calcext:value-type="string">
            <text:p>surfaceAreaCone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return x <text:s/>→ <text:s/>return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2T22:55:15.265037636</dc:date>
    <meta:editing-duration>PT59S</meta:editing-duration>
    <meta:editing-cycles>1</meta:editing-cycles>
    <meta:document-statistic meta:table-count="1" meta:cell-count="96" meta:object-count="0"/>
    <meta:generator>LibreOffice/24.2.7.2$Linux_X86_64 LibreOffice_project/420$Build-2</meta:generator>
  </office:meta>
</office:document-meta>
</file>